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Batang" svg:font-family="Batang, 바탕"/>
    <style:font-face style:name="Lohit Hindi1" svg:font-family="'Lohit Hindi'"/>
    <style:font-face style:name="Courier New" svg:font-family="'Courier New'" style:font-family-generic="modern"/>
    <style:font-face style:name="MS Mincho" svg:font-family="'MS Mincho', 'Arial Unicode MS'" style:font-family-generic="roman"/>
    <style:font-face style:name="Lohit Hindi2" svg:font-family="'Lohit Hind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Lentelė1" style:family="table">
      <style:table-properties style:width="15.078cm" fo:margin-left="-0.208cm" table:align="left" style:writing-mode="lr-tb"/>
    </style:style>
    <style:style style:name="Lentelė1.A" style:family="table-column">
      <style:table-column-properties style:column-width="3.761cm"/>
    </style:style>
    <style:style style:name="Lentelė1.D" style:family="table-column">
      <style:table-column-properties style:column-width="3.796cm"/>
    </style:style>
    <style:style style:name="Lentelė1.1" style:family="table-row">
      <style:table-row-properties fo:keep-together="auto"/>
    </style:style>
    <style:style style:name="Lentelė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Lentelė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Lentelė2" style:family="table">
      <style:table-properties style:width="14.591cm" fo:margin-left="0.857cm" table:align="left" style:writing-mode="lr-tb"/>
    </style:style>
    <style:style style:name="Lentelė2.A" style:family="table-column">
      <style:table-column-properties style:column-width="7.278cm"/>
    </style:style>
    <style:style style:name="Lentelė2.B" style:family="table-column">
      <style:table-column-properties style:column-width="7.313cm"/>
    </style:style>
    <style:style style:name="Lentelė2.1" style:family="table-row">
      <style:table-row-properties fo:keep-together="auto"/>
    </style:style>
    <style:style style:name="Lentelė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Lentelė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Lentelė3" style:family="table">
      <style:table-properties style:width="15.466cm" fo:margin-left="-0.208cm" table:align="left" style:writing-mode="lr-tb"/>
    </style:style>
    <style:style style:name="Lentelė3.A" style:family="table-column">
      <style:table-column-properties style:column-width="5.009cm"/>
    </style:style>
    <style:style style:name="Lentelė3.B" style:family="table-column">
      <style:table-column-properties style:column-width="10.456cm"/>
    </style:style>
    <style:style style:name="Lentelė3.1" style:family="table-row">
      <style:table-row-properties fo:keep-together="auto"/>
    </style:style>
    <style:style style:name="Lentelė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Lentelė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language="lt" fo:country="LT"/>
    </style:style>
    <style:style style:name="P2" style:family="paragraph" style:parent-style-name="Standard">
      <style:text-properties fo:language="lt" fo:country="LT" fo:font-style="italic" fo:font-weight="bold" style:font-name-asian="Times New Roman" style:font-style-asian="italic" style:font-weight-asian="bold" style:font-size-complex="16pt"/>
    </style:style>
    <style:style style:name="P3" style:family="paragraph" style:parent-style-name="Standard">
      <style:text-properties fo:language="lt" fo:country="LT" fo:font-weight="bold" style:font-name-asian="Batang" style:font-weight-asian="bold" style:font-weight-complex="bold"/>
    </style:style>
    <style:style style:name="P4" style:family="paragraph" style:parent-style-name="Standard">
      <style:text-properties fo:language="lt" fo:country="LT" style:font-name-asian="Times New Roman"/>
    </style:style>
    <style:style style:name="P5" style:family="paragraph" style:parent-style-name="Standard">
      <style:text-properties fo:language="lt" fo:country="LT" style:font-name-asian="Times New Roman" style:font-size-complex="10pt"/>
    </style:style>
    <style:style style:name="P6" style:family="paragraph" style:parent-style-name="Standard">
      <style:paragraph-properties>
        <style:tab-stops>
          <style:tab-stop style:position="10.001cm" style:leader-style="dotted" style:leader-text="."/>
        </style:tab-stops>
      </style:paragraph-properties>
      <style:text-properties fo:language="lt" fo:country="LT" style:font-name-asian="Times New Roman" style:font-size-complex="10pt"/>
    </style:style>
    <style:style style:name="P7" style:family="paragraph" style:parent-style-name="Standard">
      <style:paragraph-properties fo:text-align="justify" style:justify-single-word="false"/>
      <style:text-properties fo:language="lt" fo:country="LT"/>
    </style:style>
    <style:style style:name="P8" style:family="paragraph" style:parent-style-name="Standard">
      <style:text-properties fo:font-size="14pt" fo:language="lt" fo:country="LT" fo:font-style="italic" style:font-name-asian="Times New Roman" style:font-size-asian="14pt" style:language-asian="en" style:country-asian="US" style:font-style-asian="italic" style:font-size-complex="14pt"/>
    </style:style>
    <style:style style:name="P9" style:family="paragraph" style:parent-style-name="Standard">
      <style:text-properties fo:font-size="14pt" fo:language="lt" fo:country="LT" fo:font-style="italic" style:font-size-asian="14pt" style:font-style-asian="italic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language="lt" fo:country="LT" fo:font-style="italic" style:font-size-asian="14pt" style:font-style-asian="italic" style:font-size-complex="14pt"/>
    </style:style>
    <style:style style:name="P11" style:family="paragraph" style:parent-style-name="Standard">
      <style:text-properties fo:font-size="14pt" fo:font-style="italic" style:font-size-asian="14pt" style:font-style-asian="italic" style:font-size-complex="14pt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text-properties fo:font-size="11pt" fo:language="lt" fo:country="LT" style:font-name-asian="Times New Roman" style:font-size-asian="11pt"/>
    </style:style>
    <style:style style:name="P14" style:family="paragraph" style:parent-style-name="Standard">
      <style:paragraph-properties fo:text-align="justify" style:justify-single-word="false"/>
      <style:text-properties fo:font-size="11pt" fo:language="lt" fo:country="LT" style:font-name-asian="Times New Roman" style:font-size-asian="11pt"/>
    </style:style>
    <style:style style:name="P15" style:family="paragraph" style:parent-style-name="Standard">
      <style:paragraph-properties fo:text-align="justify" style:justify-single-word="false" style:snap-to-layout-grid="false"/>
      <style:text-properties fo:font-size="11pt" fo:language="lt" fo:country="LT" style:font-name-asian="Times New Roman" style:font-size-asian="11pt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0.001cm" style:leader-style="dotted" style:leader-text="."/>
        </style:tab-stops>
      </style:paragraph-properties>
      <style:text-properties fo:font-size="11pt" fo:language="lt" fo:country="LT" style:font-name-asian="Times New Roman" style:font-size-asian="11pt"/>
    </style:style>
    <style:style style:name="P17" style:family="paragraph" style:parent-style-name="Standard">
      <style:paragraph-properties fo:text-align="justify" style:justify-single-word="false"/>
      <style:text-properties fo:font-size="11pt" fo:language="lt" fo:country="LT" style:font-name-asian="Times New Roman" style:font-size-asian="11pt" style:font-weight-complex="bold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0.001cm" style:leader-style="dotted" style:leader-text="."/>
        </style:tab-stops>
      </style:paragraph-properties>
      <style:text-properties fo:font-size="11pt" fo:language="lt" fo:country="LT" style:font-name-asian="Times New Roman" style:font-size-asian="11pt" style:font-weight-complex="bold"/>
    </style:style>
    <style:style style:name="P19" style:family="paragraph" style:parent-style-name="Standard">
      <style:paragraph-properties>
        <style:tab-stops>
          <style:tab-stop style:position="10.001cm" style:leader-style="dotted" style:leader-text="."/>
        </style:tab-stops>
      </style:paragraph-properties>
      <style:text-properties fo:font-size="11pt" fo:language="lt" fo:country="LT" style:font-name-asian="Times New Roman" style:font-size-asian="11pt"/>
    </style:style>
    <style:style style:name="P20" style:family="paragraph" style:parent-style-name="Standard">
      <style:paragraph-properties fo:text-align="justify" style:justify-single-word="false"/>
      <style:text-properties fo:font-size="11pt" fo:language="lt" fo:country="LT" fo:font-weight="bold" style:font-name-asian="Times New Roman" style:font-size-asian="11pt" style:font-weight-asian="bold"/>
    </style:style>
    <style:style style:name="P21" style:family="paragraph" style:parent-style-name="Standard">
      <style:paragraph-properties fo:text-align="justify" style:justify-single-word="false">
        <style:tab-stops>
          <style:tab-stop style:position="10.001cm" style:leader-style="dotted" style:leader-text="."/>
        </style:tab-stops>
      </style:paragraph-properties>
      <style:text-properties fo:font-size="11pt" fo:language="lt" fo:country="LT" fo:font-weight="bold" style:font-name-asian="Times New Roman" style:font-size-asian="11pt" style:font-weight-asian="bold"/>
    </style:style>
    <style:style style:name="P22" style:family="paragraph" style:parent-style-name="Standard">
      <style:paragraph-properties fo:text-align="center" style:justify-single-word="false"/>
      <style:text-properties fo:font-size="11pt" fo:language="lt" fo:country="LT" fo:font-weight="bold" style:font-name-asian="Times New Roman" style:font-size-asian="11pt" style:font-weight-asian="bold"/>
    </style:style>
    <style:style style:name="P23" style:family="paragraph" style:parent-style-name="Standard">
      <style:text-properties style:font-name="Courier New" fo:font-weight="bold" style:font-weight-asian="bold" style:font-name-complex="Courier New"/>
    </style:style>
    <style:style style:name="P24" style:family="paragraph" style:parent-style-name="Standard">
      <style:paragraph-properties fo:text-align="justify" style:justify-single-word="false"/>
      <style:text-properties style:font-name="Courier New" fo:font-size="11pt" fo:language="lt" fo:country="LT" style:font-name-asian="Times New Roman" style:font-size-asian="11pt" style:font-name-complex="Courier New"/>
    </style:style>
    <style:style style:name="P25" style:family="paragraph" style:parent-style-name="Standard">
      <style:paragraph-properties fo:text-align="justify" style:justify-single-word="false"/>
      <style:text-properties style:font-name="Courier New" fo:font-size="11pt" fo:language="lt" fo:country="LT" fo:font-weight="bold" style:font-name-asian="Times New Roman" style:font-size-asian="11pt" style:font-weight-asian="bold" style:font-name-complex="Courier New"/>
    </style:style>
    <style:style style:name="P26" style:family="paragraph" style:parent-style-name="Standard">
      <style:paragraph-properties fo:text-align="justify" style:justify-single-word="false">
        <style:tab-stops>
          <style:tab-stop style:position="10.001cm" style:leader-style="dotted" style:leader-text="."/>
        </style:tab-stops>
      </style:paragraph-properties>
      <style:text-properties style:font-name="Courier New" fo:font-size="11pt" fo:language="lt" fo:country="LT" fo:font-weight="bold" style:font-name-asian="Times New Roman" style:font-size-asian="11pt" style:font-weight-asian="bold" style:font-name-complex="Courier New" style:font-weight-complex="bold"/>
    </style:style>
    <style:style style:name="P27" style:family="paragraph" style:parent-style-name="Standard">
      <style:paragraph-properties fo:margin-top="0.423cm" fo:margin-bottom="0.106cm" fo:keep-with-next="always"/>
      <style:text-properties fo:language="lt" fo:country="LT"/>
    </style:style>
    <style:style style:name="P28" style:family="paragraph" style:parent-style-name="Standard">
      <style:paragraph-properties fo:margin-left="1.27cm" fo:margin-right="0cm" fo:text-align="justify" style:justify-single-word="false" fo:text-indent="0.212cm" style:auto-text-indent="false"/>
      <style:text-properties style:font-name="Courier New" fo:font-size="11pt" fo:language="lt" fo:country="LT" fo:font-weight="bold" style:font-name-asian="Times New Roman" style:font-size-asian="11pt" style:font-weight-asian="bold" style:font-name-complex="Courier New"/>
    </style:style>
    <style:style style:name="P29" style:family="paragraph" style:parent-style-name="Standard">
      <style:paragraph-properties fo:margin-left="1.27cm" fo:margin-right="0cm" fo:text-align="justify" style:justify-single-word="false" fo:text-indent="0.212cm" style:auto-text-indent="false"/>
      <style:text-properties style:font-name="Courier New" fo:font-size="11pt" fo:language="lt" fo:country="LT" fo:font-weight="bold" style:font-size-asian="11pt" style:font-weight-asian="bold" style:font-name-complex="Courier New"/>
    </style:style>
    <style:style style:name="P30" style:family="paragraph" style:parent-style-name="Standard">
      <style:paragraph-properties fo:margin-left="0cm" fo:margin-right="0cm" fo:text-align="justify" style:justify-single-word="false" fo:text-indent="0.212cm" style:auto-text-indent="false"/>
      <style:text-properties fo:font-size="11pt" fo:language="lt" fo:country="LT" style:font-name-asian="Times New Roman" style:font-size-asian="11pt"/>
    </style:style>
    <style:style style:name="P31" style:family="paragraph" style:parent-style-name="Standard">
      <style:paragraph-properties fo:margin-left="0cm" fo:margin-right="0cm" fo:text-align="justify" style:justify-single-word="false" fo:text-indent="1.482cm" style:auto-text-indent="false"/>
      <style:text-properties fo:font-size="11pt" fo:language="lt" fo:country="LT" style:font-name-asian="Times New Roman" style:font-size-asian="11pt"/>
    </style:style>
    <style:style style:name="P32" style:family="paragraph" style:parent-style-name="Standard">
      <style:paragraph-properties fo:margin-left="1.27cm" fo:margin-right="0cm" fo:margin-top="0cm" fo:margin-bottom="0.212cm" fo:text-indent="-1.27cm" style:auto-text-indent="false"/>
      <style:text-properties fo:language="lt" fo:country="LT" style:text-underline-style="solid" style:text-underline-width="auto" style:text-underline-color="font-color" fo:font-weight="bold" style:font-name-asian="Times New Roman" style:font-weight-asian="bold"/>
    </style:style>
    <style:style style:name="P33" style:family="paragraph" style:parent-style-name="Standard">
      <style:paragraph-properties fo:margin-left="1.27cm" fo:margin-right="7.938cm" fo:text-indent="0cm" style:auto-text-indent="false" fo:padding-left="0.141cm" fo:padding-right="0.141cm" fo:padding-top="0.035cm" fo:padding-bottom="0.035cm" fo:border="0.51pt solid #000000"/>
      <style:text-properties fo:font-size="11pt" fo:language="lt" fo:country="LT" fo:font-weight="bold" style:font-name-asian="Times New Roman" style:font-size-asian="11pt" style:font-weight-asian="bold"/>
    </style:style>
    <style:style style:name="P34" style:family="paragraph" style:parent-style-name="Standard">
      <style:paragraph-properties fo:margin-left="1.27cm" fo:margin-right="7.938cm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fo:font-size="11pt" fo:language="lt" fo:country="LT" fo:font-weight="bold" style:font-name-asian="Times New Roman" style:font-size-asian="11pt" style:font-weight-asian="bold"/>
    </style:style>
    <style:style style:name="P35" style:family="paragraph" style:parent-style-name="Standard">
      <style:paragraph-properties fo:margin-left="1.27cm" fo:margin-right="7.938cm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fo:font-size="11pt" fo:font-weight="bold" style:font-name-asian="Times New Roman" style:font-size-asian="11pt" style:font-weight-asian="bold"/>
    </style:style>
    <style:style style:name="P36" style:family="paragraph" style:parent-style-name="Standard">
      <style:paragraph-properties fo:margin-left="1.27cm" fo:margin-right="7.938cm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fo:font-size="11pt" fo:language="pt" fo:country="BR" fo:font-weight="bold" style:font-name-asian="Times New Roman" style:font-size-asian="11pt" style:font-weight-asian="bold"/>
    </style:style>
    <style:style style:name="P37" style:family="paragraph" style:parent-style-name="Standard">
      <style:paragraph-properties fo:margin-left="1.27cm" fo:margin-right="7.938cm" fo:text-align="justify" style:justify-single-word="false" fo:text-indent="1.27cm" style:auto-text-indent="false" fo:padding-left="0.141cm" fo:padding-right="0.141cm" fo:padding-top="0.035cm" fo:padding-bottom="0.035cm" fo:border="0.51pt solid #000000"/>
      <style:text-properties fo:font-size="11pt" fo:font-weight="bold" style:font-name-asian="Times New Roman" style:font-size-asian="11pt" style:font-weight-asian="bold"/>
    </style:style>
    <style:style style:name="P38" style:family="paragraph" style:parent-style-name="Standard">
      <style:paragraph-properties fo:margin-left="1.27cm" fo:margin-right="7.938cm" fo:text-align="justify" style:justify-single-word="false" fo:text-indent="1.27cm" style:auto-text-indent="false" fo:padding-left="0.141cm" fo:padding-right="0.141cm" fo:padding-top="0.035cm" fo:padding-bottom="0.035cm" fo:border="0.51pt solid #000000"/>
      <style:text-properties fo:font-size="11pt" fo:language="pt" fo:country="BR" fo:font-weight="bold" style:font-name-asian="Times New Roman" style:font-size-asian="11pt" style:font-weight-asian="bold"/>
    </style:style>
    <style:style style:name="P39" style:family="paragraph" style:parent-style-name="Standard">
      <style:paragraph-properties fo:margin-left="1.27cm" fo:margin-right="8.246cm" fo:text-indent="0cm" style:auto-text-indent="false" fo:padding-left="0.141cm" fo:padding-right="0.141cm" fo:padding-top="0.035cm" fo:padding-bottom="0.035cm" fo:border="0.51pt solid #000000"/>
      <style:text-properties fo:font-size="11pt" fo:language="lt" fo:country="LT" fo:font-weight="bold" style:font-name-asian="Times New Roman" style:font-size-asian="11pt" style:font-weight-asian="bold"/>
    </style:style>
    <style:style style:name="P40" style:family="paragraph" style:parent-style-name="Standard">
      <style:paragraph-properties fo:margin-left="1.27cm" fo:margin-right="8.246cm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fo:font-size="11pt" fo:language="lt" fo:country="LT" fo:font-weight="bold" style:font-name-asian="Times New Roman" style:font-size-asian="11pt" style:font-weight-asian="bold"/>
    </style:style>
    <style:style style:name="P41" style:family="paragraph" style:parent-style-name="Standard">
      <style:paragraph-properties fo:margin-left="1.27cm" fo:margin-right="8.246cm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fo:font-size="11pt" fo:language="lt" fo:country="LT" style:font-name-asian="Times New Roman" style:font-size-asian="11pt"/>
    </style:style>
    <style:style style:name="P42" style:family="paragraph" style:parent-style-name="Standard">
      <style:paragraph-properties fo:margin-left="0.953cm" fo:margin-right="0cm" fo:text-align="justify" style:justify-single-word="false" fo:text-indent="0cm" style:auto-text-indent="false"/>
      <style:text-properties fo:font-size="11pt" fo:language="lt" fo:country="LT" style:font-name-asian="Times New Roman" style:font-size-asian="11pt"/>
    </style:style>
    <style:style style:name="P43" style:family="paragraph" style:parent-style-name="Standard">
      <style:paragraph-properties fo:margin-left="0.953cm" fo:margin-right="0cm" fo:text-align="justify" style:justify-single-word="false" fo:text-indent="0cm" style:auto-text-indent="false">
        <style:tab-stops>
          <style:tab-stop style:position="10.16cm" style:leader-style="dotted" style:leader-text="."/>
        </style:tab-stops>
      </style:paragraph-properties>
      <style:text-properties fo:font-size="11pt" fo:language="lt" fo:country="LT" style:font-name-asian="Times New Roman" style:font-size-asian="11pt"/>
    </style:style>
    <style:style style:name="P44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fo:font-size="11pt" fo:language="lt" fo:country="LT" style:font-name-asian="Times New Roman" style:font-size-asian="11pt"/>
    </style:style>
    <style:style style:name="P45" style:family="paragraph" style:parent-style-name="Standard">
      <style:paragraph-properties fo:margin-left="0cm" fo:margin-right="0cm" fo:text-align="justify" style:justify-single-word="false" fo:text-indent="0.953cm" style:auto-text-indent="false">
        <style:tab-stops>
          <style:tab-stop style:position="10.001cm" style:leader-style="dotted" style:leader-text="."/>
        </style:tab-stops>
      </style:paragraph-properties>
      <style:text-properties fo:font-size="11pt" fo:language="lt" fo:country="LT" style:font-name-asian="Times New Roman" style:font-size-asian="11pt"/>
    </style:style>
    <style:style style:name="P46" style:family="paragraph" style:parent-style-name="Standard">
      <style:paragraph-properties fo:margin-left="2.54cm" fo:margin-right="4.128cm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style:font-name="Courier New" fo:font-size="11pt" fo:language="lt" fo:country="LT" fo:font-weight="bold" style:font-name-asian="Times New Roman" style:font-size-asian="11pt" style:font-weight-asian="bold" style:font-name-complex="Courier New"/>
    </style:style>
    <style:style style:name="P47" style:family="paragraph" style:parent-style-name="Standard">
      <style:paragraph-properties fo:margin-left="2.54cm" fo:margin-right="4.128cm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style:font-name="Courier New" fo:language="lt" fo:country="LT" fo:font-weight="bold" style:font-name-asian="Times New Roman" style:font-weight-asian="bold" style:font-name-complex="Courier New"/>
    </style:style>
    <style:style style:name="P48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style:font-name="Courier New" fo:font-size="11pt" fo:language="lt" fo:country="LT" fo:font-weight="bold" style:font-name-asian="Times New Roman" style:font-size-asian="11pt" style:font-weight-asian="bold" style:font-name-complex="Courier New"/>
    </style:style>
    <style:style style:name="P49" style:family="paragraph" style:parent-style-name="Standard">
      <style:paragraph-properties fo:margin-left="1.27cm" fo:margin-right="0.953cm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style:font-name="Courier New" fo:font-size="11pt" fo:language="lt" fo:country="LT" fo:font-weight="bold" style:font-name-asian="Times New Roman" style:font-size-asian="11pt" style:font-weight-asian="bold" style:font-name-complex="Courier New"/>
    </style:style>
    <style:style style:name="P50" style:family="paragraph" style:parent-style-name="Standard">
      <style:paragraph-properties fo:margin-left="1.27cm" fo:margin-right="0cm" fo:text-indent="0cm" style:auto-text-indent="false"/>
      <style:text-properties fo:font-size="11pt" fo:language="lt" fo:country="LT" style:font-name-asian="Times New Roman" style:font-size-asian="11pt"/>
    </style:style>
    <style:style style:name="P5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size="11pt" fo:language="lt" fo:country="LT" style:font-name-asian="Times New Roman" style:font-size-asian="11pt"/>
    </style:style>
    <style:style style:name="P52" style:family="paragraph" style:parent-style-name="Standard" style:master-page-name="Standard">
      <style:paragraph-properties style:page-number="auto"/>
      <style:text-properties fo:font-size="16pt" fo:language="lt" fo:country="LT" fo:font-style="italic" fo:font-weight="bold" style:font-name-asian="Times New Roman" style:font-size-asian="16pt" style:font-style-asian="italic" style:font-weight-asian="bold" style:font-size-complex="16pt"/>
    </style:style>
    <style:style style:name="P53" style:family="paragraph" style:parent-style-name="Standard" style:list-style-name="WW8Num4">
      <style:text-properties fo:color="#0a0000" fo:language="lt" fo:country="LT" fo:font-style="italic" style:font-name-asian="Times New Roman" style:font-style-asian="italic"/>
    </style:style>
    <style:style style:name="P54" style:family="paragraph" style:parent-style-name="Standard">
      <style:paragraph-properties fo:text-align="justify" style:justify-single-word="false"/>
      <style:text-properties fo:font-size="11pt" fo:language="lt" fo:country="LT" fo:font-weight="bold" style:font-name-asian="Times New Roman" style:font-size-asian="11pt" style:font-weight-asian="bold"/>
    </style:style>
    <style:style style:name="P55" style:family="paragraph" style:parent-style-name="Standard">
      <style:paragraph-properties fo:text-align="justify" style:justify-single-word="false">
        <style:tab-stops>
          <style:tab-stop style:position="10.001cm" style:leader-style="dotted" style:leader-text="."/>
        </style:tab-stops>
      </style:paragraph-properties>
      <style:text-properties fo:font-size="11pt" fo:language="lt" fo:country="LT" fo:font-weight="bold" style:font-name-asian="Times New Roman" style:font-size-asian="11pt" style:font-weight-asian="bold"/>
    </style:style>
    <style:style style:name="P56" style:family="paragraph" style:parent-style-name="Standard">
      <style:paragraph-properties fo:text-align="justify" style:justify-single-word="false">
        <style:tab-stops>
          <style:tab-stop style:position="10.001cm" style:leader-style="dotted" style:leader-text="."/>
        </style:tab-stops>
      </style:paragraph-properties>
      <style:text-properties fo:font-size="11pt" fo:language="lt" fo:country="LT" style:font-name-asian="Times New Roman" style:font-size-asian="11pt"/>
    </style:style>
    <style:style style:name="P57" style:family="paragraph" style:parent-style-name="Standard">
      <style:paragraph-properties fo:text-align="justify" style:justify-single-word="false">
        <style:tab-stops>
          <style:tab-stop style:position="10.001cm" style:leader-style="dotted" style:leader-text="."/>
        </style:tab-stops>
      </style:paragraph-properties>
      <style:text-properties fo:language="lt" fo:country="LT"/>
    </style:style>
    <style:style style:name="P58" style:family="paragraph" style:parent-style-name="Standard" style:list-style-name="WW8Num2">
      <style:paragraph-properties fo:margin-top="0.423cm" fo:margin-bottom="0.106cm" fo:keep-with-next="always"/>
      <style:text-properties style:font-name="Arial" fo:language="lt" fo:country="LT" fo:font-weight="bold" style:letter-kerning="true" style:font-weight-asian="bold" style:font-name-complex="Arial" style:font-size-complex="16pt" style:font-weight-complex="bold"/>
    </style:style>
    <style:style style:name="P59" style:family="paragraph" style:parent-style-name="Standard" style:list-style-name="WW8Num3">
      <style:paragraph-properties fo:margin-top="0.423cm" fo:margin-bottom="0.106cm" fo:keep-with-next="always"/>
      <style:text-properties style:font-name="Arial" fo:language="lt" fo:country="LT" fo:font-weight="bold" style:letter-kerning="true" style:font-weight-asian="bold" style:font-name-complex="Arial" style:font-size-complex="16pt" style:font-weight-complex="bold"/>
    </style:style>
    <style:style style:name="P60" style:family="paragraph" style:parent-style-name="Standard" style:list-style-name="WW8Num2">
      <style:paragraph-properties fo:margin-top="0.423cm" fo:margin-bottom="0.106cm" fo:keep-with-next="always"/>
      <style:text-properties style:font-name="Arial" fo:language="lt" fo:country="LT" fo:font-weight="bold" style:letter-kerning="true" style:font-weight-asian="bold" style:font-name-complex="Arial" style:font-size-complex="16pt"/>
    </style:style>
    <style:style style:name="T1" style:family="text">
      <style:text-properties fo:color="#993366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-asian="Times New Roman"/>
    </style:style>
    <style:style style:name="T4" style:family="text">
      <style:text-properties fo:font-weight="bold" style:font-weight-asian="bold"/>
    </style:style>
    <style:style style:name="T5" style:family="text">
      <style:text-properties style:font-name="Arial" fo:font-weight="bold" style:letter-kerning="true" style:font-weight-asian="bold" style:font-name-complex="Arial" style:font-size-complex="16pt"/>
    </style:style>
    <style:style style:name="T6" style:family="text">
      <style:text-properties style:font-name="Courier New" fo:font-weight="bold" style:font-weight-asian="bold" style:font-name-complex="Courier New"/>
    </style:style>
    <style:style style:name="T7" style:family="text">
      <style:text-properties style:font-name="Courier New" fo:font-weight="bold" style:font-weight-asian="bold" style:font-name-complex="Courier New" style:font-weight-complex="bold"/>
    </style:style>
    <style:style style:name="T8" style:family="text">
      <style:text-properties style:font-name="Courier New" style:font-name-complex="Courier New"/>
    </style:style>
    <style:style style:name="T9" style:family="text">
      <style:text-properties fo:language="lt" fo:country="LT"/>
    </style:style>
    <style:style style:name="T10" style:family="text">
      <style:text-properties fo:font-size="11pt" style:font-size-asian="11pt"/>
    </style:style>
    <style:style style:name="T11" style:family="text">
      <style:text-properties fo:font-size="11pt" style:font-name-asian="Times New Roman" style:font-size-asian="11pt"/>
    </style:style>
    <style:style style:name="T12" style:family="text">
      <style:text-properties fo:font-size="11pt" fo:font-weight="bold" style:font-name-asian="Times New Roman" style:font-size-asian="11pt" style:font-weight-asian="bold"/>
    </style:style>
    <style:style style:name="T13" style:family="text">
      <style:text-properties style:font-name-asian="Courier New"/>
    </style:style>
    <style:style style:name="T14" style:family="text">
      <style:text-properties fo:language="pt" fo:country="B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Laboratorinis darbas Nr2 devintas užsiėmimas </text:p>
      <text:p text:style-name="P2"/>
      <text:p text:style-name="P3"><text:span text:style-name="T1">Literatūra</text:span>: Nijolė Sarafinienė, Kęstutis Pocius., UNIX, „Technologija“, 2006m.</text:p>
      <text:p text:style-name="P8">Darbo tikslas</text:p>
      <text:list xml:id="list897718676" text:style-name="WW8Num4">
        <text:list-item>
          <text:p text:style-name="P53">Susipažinti su shell <text:s/>aritmetinių veiksmų vykdymo principais.</text:p>
        </text:list-item>
        <text:list-item>
          <text:p text:style-name="P53">Susipažinti su pozicinių argumentų panaudojimu apvalkalo procedūrose.</text:p>
        </text:list-item>
        <text:list-item>
          <text:p text:style-name="P53">Susipažinti su sąlygos tikrinimo konstrukcijomis ir jų panaudojimu apvalkalo procedūrose.</text:p>
        </text:list-item>
      </text:list>
      <text:p text:style-name="P11">Teorija</text:p>
      <text:list xml:id="list1869475117" text:style-name="WW8Num2">
        <text:list-item>
          <text:list>
            <text:list-item>
              <text:p text:style-name="P58">Aritmetiniai veiksmai</text:p>
            </text:list-item>
          </text:list>
        </text:list-item>
      </text:list>
      <text:p text:style-name="P14">Nors B shell'as tiesiogiai nepalaiko aritmetinių veiksmų, bet jie gali būti atlikti naudojant komandą <text:span text:style-name="T7">expr</text:span> ir įvykdytos komandos reikšmės įstatymą</text:p>
      <text:p text:style-name="P14"><text:tab/><text:span text:style-name="T6">expr išraiška </text:span></text:p>
      <text:p text:style-name="P14">C shell'e aritmetinės išraiškos skaičiuojamos naudojant konstrukciją:</text:p>
      <text:p text:style-name="P14"><text:tab/><text:span text:style-name="T6">@ kintamasis <text:s/>= <text:s/>išraiška</text:span><text:span text:style-name="T8"><text:tab/></text:span></text:p>
      <text:p text:style-name="P20"/>
      <text:list xml:id="list1138592286" text:continue-numbering="true" text:style-name="WW8Num2">
        <text:list-item>
          <text:list>
            <text:list-item>
              <text:p text:style-name="P58">Procedūrų poziciniai argumentai</text:p>
            </text:list-item>
          </text:list>
        </text:list-item>
      </text:list>
      <text:p text:style-name="P4"/>
      <text:p text:style-name="P14">Shell'o procedūros gali būti paleidžiamos nurodant argumentus – pozicinius parametrus. Su jais procedūros viduje galima atlikti norimus veiksmus. Argumentai yra nurodomi komandinėje eilutėje po procedūros vardo, pavyzdžiui:</text:p>
      <text:p text:style-name="P28">./proc a b</text:p>
      <text:p text:style-name="P30">Čia <text:span text:style-name="T6">a</text:span> <text:span text:style-name="T6">ir b</text:span> bus procedūrai <text:span text:style-name="T6">proc</text:span> perduodami poziciniai argumentai.</text:p>
      <text:p text:style-name="P30">Jei pozicinių parametrų sąrašas viršija devynis, tai B shell‘e į juos galima kreiptis naudojant shift komandą arba vykdant ciklą, o C shell‘as leidžia kreiptis į visus pozicinius parametrus vienodai.</text:p>
      <text:p text:style-name="P30">Pavyzdys:</text:p>
      <text:p text:style-name="P29"><text:span text:style-name="T13"><text:s/></text:span><text:span text:style-name="T3">$ scopy personnel fileA</text:span></text:p>
      <text:p text:style-name="P31">Jame turime pozicinį parametrą <text:span text:style-name="T6">$1($argv[1])</text:span>, kurio reikšmė <text:s/>“<text:span text:style-name="T6">personnel</text:span>" ir <text:span text:style-name="T6">$2($argv[2])</text:span>– “<text:span text:style-name="T6">fileA</text:span>".</text:p>
      <text:p text:style-name="P30">Pozicinis parametras <text:span text:style-name="T8">$0</text:span> visada yra komandos vardas, šiuo atveju, “<text:span text:style-name="T8">scopy</text:span>" ..</text:p>
      <text:p text:style-name="P30">Jei reikia sužinoti pozicinių parametrų kiekį (pavyzdžiui, norint patikrinti ar vartotojas uždavė <text:s/>jų tiek, kiek reikia), programoje yra naudojama <text:span text:style-name="T8">$#</text:span>.</text:p>
      <text:p text:style-name="P30">Jei jums reikia parametro, kuris turėtų visus pozicinius parametrus atskirtus tarpais, naudojama <text:span text:style-name="T8">$*</text:span></text:p>
      <text:p text:style-name="P14"/>
      <table:table table:name="Lentelė1" table:style-name="Lentelė1">
        <table:table-column table:style-name="Lentelė1.A" table:number-columns-repeated="3"/>
        <table:table-column table:style-name="Lentelė1.D"/>
        <table:table-row table:style-name="Lentelė1.1">
          <table:table-cell table:style-name="Lentelė1.A1" office:value-type="string">
            <text:p text:style-name="P15"/>
          </table:table-cell>
          <table:table-cell table:style-name="Lentelė1.A1" office:value-type="string">
            <text:p text:style-name="P14">Konkretus pozicinis argumentas</text:p>
          </table:table-cell>
          <table:table-cell table:style-name="Lentelė1.A1" office:value-type="string">
            <text:p text:style-name="P14">Visi argumentai</text:p>
          </table:table-cell>
          <table:table-cell table:style-name="Lentelė1.D1" office:value-type="string">
            <text:p text:style-name="P14">Argumentų kiekis</text:p>
          </table:table-cell>
        </table:table-row>
        <table:table-row table:style-name="Lentelė1.1">
          <table:table-cell table:style-name="Lentelė1.A1" office:value-type="string">
            <text:p text:style-name="P14">Bshell'e: <text:s/></text:p>
          </table:table-cell>
          <table:table-cell table:style-name="Lentelė1.A1" office:value-type="string">
            <text:p text:style-name="P24">$1–$9</text:p>
          </table:table-cell>
          <table:table-cell table:style-name="Lentelė1.A1" office:value-type="string">
            <text:p text:style-name="P24">$*</text:p>
          </table:table-cell>
          <table:table-cell table:style-name="Lentelė1.D1" office:value-type="string">
            <text:p text:style-name="P24">$#</text:p>
          </table:table-cell>
        </table:table-row>
        <table:table-row table:style-name="Lentelė1.1">
          <table:table-cell table:style-name="Lentelė1.A1" office:value-type="string">
            <text:p text:style-name="P14">Cshell'e:</text:p>
          </table:table-cell>
          <table:table-cell table:style-name="Lentelė1.A1" office:value-type="string">
            <text:p text:style-name="P24">$argv[$i]</text:p>
          </table:table-cell>
          <table:table-cell table:style-name="Lentelė1.A1" office:value-type="string">
            <text:p text:style-name="P24">$argv[*]</text:p>
          </table:table-cell>
          <table:table-cell table:style-name="Lentelė1.D1" office:value-type="string">
            <text:p text:style-name="P24">$#argv</text:p>
          </table:table-cell>
        </table:table-row>
      </table:table>
      <text:list xml:id="list274072740" text:continue-numbering="true" text:style-name="WW8Num2">
        <text:list-item>
          <text:list>
            <text:list-item>
              <text:p text:style-name="P60">Sąlyginės komandos</text:p>
            </text:list-item>
          </text:list>
        </text:list-item>
      </text:list>
      <text:p text:style-name="P20">Komanda if</text:p>
      <text:p text:style-name="P14"><text:soft-page-break/><text:s/><text:tab/>Ji leidžia pasirinkti vieną iš vykdymo kelių, priklausomai nuo komandoje tikrinamos sąlygos rezultatų. </text:p>
      <text:p text:style-name="P14">Tai komanda if. Jos užrašymo forma yra skirtinga skirtinguose apvalkaluose (shell‘uose).</text:p>
      <table:table table:name="Lentelė2" table:style-name="Lentelė2">
        <table:table-column table:style-name="Lentelė2.A"/>
        <table:table-column table:style-name="Lentelė2.B"/>
        <table:table-row table:style-name="Lentelė2.1">
          <table:table-cell table:style-name="Lentelė2.A1" office:value-type="string">
            <text:p text:style-name="P25">Bshell'as:</text:p>
            <text:p text:style-name="P24"><text:tab/><text:span text:style-name="T4">if </text:span>sąlyga</text:p>
            <text:p text:style-name="P24"><text:tab/><text:span text:style-name="T4">then</text:span></text:p>
            <text:p text:style-name="P24"><text:span text:style-name="T4"><text:tab/></text:span>komandų sąrašas</text:p>
            <text:p text:style-name="P24"><text:tab/><text:span text:style-name="T4">fi</text:span></text:p>
            <text:p text:style-name="P24">Naudojant dvi šakas:</text:p>
            <text:p text:style-name="P24"><text:tab/><text:span text:style-name="T4">if </text:span>sąlyga</text:p>
            <text:p text:style-name="P24"><text:tab/><text:span text:style-name="T4">then</text:span></text:p>
            <text:p text:style-name="P24"><text:tab/>komandų sąrašas</text:p>
            <text:p text:style-name="P24"><text:tab/><text:span text:style-name="T4">else</text:span></text:p>
            <text:p text:style-name="P24"><text:span text:style-name="T4"><text:tab/></text:span>komandų sąrašas</text:p>
            <text:p text:style-name="P24"><text:tab/><text:span text:style-name="T4">fi</text:span></text:p>
            <text:p text:style-name="P24">Esant keletui tikrinimų:</text:p>
            <text:p text:style-name="P24"><text:tab/><text:span text:style-name="T4">if </text:span>sąlyga</text:p>
            <text:p text:style-name="P24"><text:tab/><text:span text:style-name="T4">then</text:span></text:p>
            <text:p text:style-name="P24"><text:span text:style-name="T4"><text:tab/></text:span>komandų sąrašas</text:p>
            <text:p text:style-name="P24"><text:tab/><text:span text:style-name="T4">elif </text:span><text:s/>sąlyga</text:p>
            <text:p text:style-name="P24"><text:tab/>komandų sąrašas</text:p>
            <text:p text:style-name="P24"><text:tab/><text:span text:style-name="T4">fi</text:span></text:p>
            <text:p text:style-name="P25"/>
          </table:table-cell>
          <table:table-cell table:style-name="Lentelė2.B1" office:value-type="string">
            <text:p text:style-name="P25">Cshell'as:</text:p>
            <text:p text:style-name="P24"><text:tab/><text:span text:style-name="T4">if </text:span>sąlyga <text:s text:c="3"/><text:span text:style-name="T4">then</text:span></text:p>
            <text:p text:style-name="P24"><text:span text:style-name="T4"><text:tab/></text:span>komandų sąrašas</text:p>
            <text:p text:style-name="P24"><text:tab/><text:span text:style-name="T4">endif</text:span></text:p>
            <text:p text:style-name="P24">Naudojant dvi šakas:</text:p>
            <text:p text:style-name="P24"><text:tab/><text:span text:style-name="T4">if </text:span>sąlyga <text:s text:c="2"/><text:span text:style-name="T4">then</text:span></text:p>
            <text:p text:style-name="P24"><text:tab/>komandų sąrašas</text:p>
            <text:p text:style-name="P24"><text:tab/><text:span text:style-name="T4">else</text:span></text:p>
            <text:p text:style-name="P24"><text:span text:style-name="T4"><text:tab/></text:span>komandų sąrašas</text:p>
            <text:p text:style-name="P24"><text:tab/><text:span text:style-name="T4">endif</text:span></text:p>
            <text:p text:style-name="P24">Esant keletui tikrinimų:</text:p>
            <text:p text:style-name="P24"><text:tab/><text:span text:style-name="T4">if </text:span>sąlyga <text:s text:c="2"/><text:span text:style-name="T4">then</text:span></text:p>
            <text:p text:style-name="P24"><text:span text:style-name="T4"><text:tab/></text:span>komandų sąrašas</text:p>
            <text:p text:style-name="P24"><text:tab/><text:span text:style-name="T4">else <text:tab/> if </text:span><text:s/>sąlyga <text:s/><text:span text:style-name="T4">then</text:span></text:p>
            <text:p text:style-name="P24"><text:tab/>komandų sąrašas <text:s/></text:p>
            <text:p text:style-name="P24"><text:tab/><text:tab/><text:span text:style-name="T4">endif</text:span></text:p>
            <text:p text:style-name="P25"><text:tab/>endif</text:p>
            <text:p text:style-name="P25"/>
          </table:table-cell>
        </table:table-row>
      </table:table>
      <text:p text:style-name="P12"/>
      <text:p text:style-name="P20"/>
      <text:p text:style-name="P13">Tikrinama sąlyga Bshell'e :nusakoma naudojant tikrinimo operatorių <text:span text:style-name="T6">test</text:span><text:span text:style-name="T4">, </text:span>kuris lyginant dvi aritmetines reikšmes ir tam <text:s/>naudoja ženklus<text:span text:style-name="T8">:-</text:span><text:span text:style-name="T6">gt <text:s text:c="2"/>-ge <text:s text:c="2"/>-eq <text:s text:c="2"/>-ne <text:s text:c="2"/>-lt <text:s text:c="2"/>-le</text:span><text:span text:style-name="T4"> </text:span>(<text:span text:style-name="T6">Cshell‘e <text:s text:c="4"/>&gt; &gt;= <text:s/>= <text:s/>!= <text:s/>&lt; <text:s/>&lt;=</text:span>) </text:p>
      <text:p text:style-name="P14">Pavyzdžiui, B shell‘e:</text:p>
      <text:p text:style-name="P14"><text:tab/><text:span text:style-name="T6">if <text:s text:c="3"/>test <text:s/>$a -lt <text:s/>3 </text:span></text:p>
      <text:p text:style-name="P14"><text:span text:style-name="T4"><text:s text:c="2"/></text:span>čia būtų tikrinama, ar <text:span text:style-name="T8">a</text:span> reikšmė yra mažesnė už <text:span text:style-name="T8">3</text:span>. </text:p>
      <text:p text:style-name="P14">Pavyzdžiui:</text:p>
      <text:p text:style-name="P14"><text:tab/><text:span text:style-name="T6">if <text:s text:c="2"/>$a &gt; <text:s/>3 <text:s/></text:span></text:p>
      <text:p text:style-name="P14"><text:span text:style-name="T4"><text:s/></text:span>čia (C shell atvejais) būtų tikrinama, ar <text:span text:style-name="T8">a</text:span> reikšmė yra didesnė už <text:span text:style-name="T8">3</text:span>.Tikrinimo veiksmą reikia rašyti () skliaustuose.</text:p>
      <text:p text:style-name="P14">Tikrinant kintamojo reikšmę galima patikrinti ar tai failas, ar katalogas, ar jis yra skaitomas, ar į jį <text:s/>galima rašyti ir t.t.</text:p>
      <text:p text:style-name="P14">Pavyzdžiui Bshell'e:</text:p>
      <text:p text:style-name="P14"><text:tab/><text:span text:style-name="T6">if <text:s text:c="3"/>test <text:s/>-r <text:s/>$1</text:span><text:span text:style-name="T4"> </text:span></text:p>
      <text:p text:style-name="P14">čia būtų tikrinama, ar pirmu argumentu užduodamas failas yra skaitomas.</text:p>
      <text:p text:style-name="P14">Pavyzdžiui Cshell'e:</text:p>
      <text:p text:style-name="P14"><text:tab/><text:span text:style-name="T6">if <text:s/>-d <text:s/>$argv[1] </text:span></text:p>
      <text:p text:style-name="P14">čia būtų tikrinama, ar pirmu argumentu užduodamas failas yra katalogas.</text:p>
      <text:p text:style-name="P20">Kokias dar sąlygas galima tikrinti ir kaip tai užduodama galima sužinoti vadovėlyje skaitant apie komandą test (man test):</text:p>
      <table:table table:name="Lentelė3" table:style-name="Lentelė3">
        <table:table-column table:style-name="Lentelė3.A"/>
        <table:table-column table:style-name="Lentelė3.B"/>
        <table:table-row table:style-name="Lentelė3.1">
          <table:table-cell table:style-name="Lentelė3.A1" office:value-type="string">
            <text:p text:style-name="P20">Sąlyga užrašoma b shelle</text:p>
          </table:table-cell>
          <table:table-cell table:style-name="Lentelė3.B1" office:value-type="string">
            <text:p text:style-name="P20">Tikrinimo prasmė</text:p>
          </table:table-cell>
        </table:table-row>
        <table:table-row table:style-name="Lentelė3.1">
          <table:table-cell table:style-name="Lentelė3.A1" office:value-type="string">
            <text:p text:style-name="P23">-a file </text:p>
          </table:table-cell>
          <table:table-cell table:style-name="Lentelė3.B1" office:value-type="string">
            <text:p text:style-name="P1">Tiesa, jei failas egzistuoja. (Nenaudojama <text:s/>sh) </text:p>
          </table:table-cell>
        </table:table-row>
        <table:table-row table:style-name="Lentelė3.1">
          <table:table-cell table:style-name="Lentelė3.A1" office:value-type="string">
            <text:p text:style-name="P25">-b file</text:p>
          </table:table-cell>
          <table:table-cell table:style-name="Lentelė3.B1" office:value-type="string">
            <text:p text:style-name="P7">Tiesa, jei failas egzistuoja<text:span text:style-name="T11"> ir yra specialus blokinio tipo failas</text:span></text:p>
          </table:table-cell>
        </table:table-row>
        <text:soft-page-break/>
        <table:table-row table:style-name="Lentelė3.1">
          <table:table-cell table:style-name="Lentelė3.A1" office:value-type="string">
            <text:p text:style-name="P25">-c file</text:p>
          </table:table-cell>
          <table:table-cell table:style-name="Lentelė3.B1" office:value-type="string">
            <text:p text:style-name="P7">Tiesa, jei failas egzistuoja<text:span text:style-name="T11"> ir yra specialus, simbolinio tipo failas</text:span></text:p>
          </table:table-cell>
        </table:table-row>
        <table:table-row table:style-name="Lentelė3.1">
          <table:table-cell table:style-name="Lentelė3.A1" office:value-type="string">
            <text:p text:style-name="P25">-d file</text:p>
          </table:table-cell>
          <table:table-cell table:style-name="Lentelė3.B1" office:value-type="string">
            <text:p text:style-name="P7">Tiesa, jei failas egzistuoja<text:span text:style-name="T11"> ir yra katalogas</text:span></text:p>
          </table:table-cell>
        </table:table-row>
        <table:table-row table:style-name="Lentelė3.1">
          <table:table-cell table:style-name="Lentelė3.A1" office:value-type="string">
            <text:p text:style-name="P25">-e file</text:p>
          </table:table-cell>
          <table:table-cell table:style-name="Lentelė3.B1" office:value-type="string">
            <text:p text:style-name="P7">Tiesa, jei failas egzistuoja (Nenaudojama <text:s/>sh)</text:p>
          </table:table-cell>
        </table:table-row>
        <table:table-row table:style-name="Lentelė3.1">
          <table:table-cell table:style-name="Lentelė3.A1" office:value-type="string">
            <text:p text:style-name="P25">-f file</text:p>
          </table:table-cell>
          <table:table-cell table:style-name="Lentelė3.B1" office:value-type="string">
            <text:p text:style-name="P7">Tiesa, jei failas egzistuoja<text:span text:style-name="T11"> ir yra paprastas failas</text:span></text:p>
          </table:table-cell>
        </table:table-row>
        <table:table-row table:style-name="Lentelė3.1">
          <table:table-cell table:style-name="Lentelė3.A1" office:value-type="string">
            <text:p text:style-name="P25">-r file</text:p>
          </table:table-cell>
          <table:table-cell table:style-name="Lentelė3.B1" office:value-type="string">
            <text:p text:style-name="P7">Tiesa, jei failas egzistuoja<text:span text:style-name="T11"> ir yra skaitomas</text:span></text:p>
          </table:table-cell>
        </table:table-row>
        <table:table-row table:style-name="Lentelė3.1">
          <table:table-cell table:style-name="Lentelė3.A1" office:value-type="string">
            <text:p text:style-name="P25">-s file</text:p>
          </table:table-cell>
          <table:table-cell table:style-name="Lentelė3.B1" office:value-type="string">
            <text:p text:style-name="P7">Tiesa, jei failas egzistuoja<text:span text:style-name="T11"> ir turi dydį didesnį nei nulis</text:span></text:p>
          </table:table-cell>
        </table:table-row>
        <table:table-row table:style-name="Lentelė3.1">
          <table:table-cell table:style-name="Lentelė3.A1" office:value-type="string">
            <text:p text:style-name="P25">-u file</text:p>
          </table:table-cell>
          <table:table-cell table:style-name="Lentelė3.B1" office:value-type="string">
            <text:p text:style-name="P7">Tiesa, jei failas egzistuoja<text:span text:style-name="T11"> ir jam yra nustatytas vartotojo set bitas</text:span></text:p>
          </table:table-cell>
        </table:table-row>
        <table:table-row table:style-name="Lentelė3.1">
          <table:table-cell table:style-name="Lentelė3.A1" office:value-type="string">
            <text:p text:style-name="P25">-w file</text:p>
          </table:table-cell>
          <table:table-cell table:style-name="Lentelė3.B1" office:value-type="string">
            <text:p text:style-name="P7">Tiesa, jei failas egzistuoja<text:span text:style-name="T11"> ir jam įjungta rašymo vėliavėlė</text:span></text:p>
          </table:table-cell>
        </table:table-row>
        <table:table-row table:style-name="Lentelė3.1">
          <table:table-cell table:style-name="Lentelė3.A1" office:value-type="string">
            <text:p text:style-name="P25">-x file</text:p>
          </table:table-cell>
          <table:table-cell table:style-name="Lentelė3.B1" office:value-type="string">
            <text:p text:style-name="P7">Tiesa, jei failas egzistuoja<text:span text:style-name="T11"> ir yra vykdomas</text:span></text:p>
          </table:table-cell>
        </table:table-row>
        <table:table-row table:style-name="Lentelė3.1">
          <table:table-cell table:style-name="Lentelė3.A1" office:value-type="string">
            <text:p text:style-name="P25">...</text:p>
          </table:table-cell>
          <table:table-cell table:style-name="Lentelė3.B1" office:value-type="string">
            <text:p text:style-name="P7">...</text:p>
          </table:table-cell>
        </table:table-row>
      </table:table>
      <text:p text:style-name="P12"/>
      <text:p text:style-name="P9">Darbo eiga</text:p>
      <text:p text:style-name="P10">Nurodytas užduotis atlikite savo namų katalogo pakataloge lab2</text:p>
      <text:p text:style-name="P22"/>
      <text:p text:style-name="P32">Užduotis</text:p>
      <text:p text:style-name="P14"><text:span text:style-name="T4">1) </text:span>Sukurkite procedūrą <text:span text:style-name="T6">proc2b</text:span> <text:s/>B shell'e ir analogišką procedūrą <text:span text:style-name="T6">proc2c</text:span> Cshell'e.</text:p>
      <text:p text:style-name="P14"><text:span text:style-name="T6">proc2b</text:span>:</text:p>
      <text:p text:style-name="P33">#!/bin/sh</text:p>
      <text:p text:style-name="P34"><text:tab/>a=12</text:p>
      <text:p text:style-name="P34"><text:tab/>s=2</text:p>
      <text:p text:style-name="P37"><text:span text:style-name="T9">echo </text:span><text:span text:style-name="T14">“priskirtos reiksmes”</text:span></text:p>
      <text:p text:style-name="P38">echo <text:s/>“a=” $a</text:p>
      <text:p text:style-name="P38">echo <text:s/>“s=” $s</text:p>
      <text:p text:style-name="P34"><text:tab/>d=`expr <text:s/>$a <text:s/>\* <text:s/>$s <text:s/>+ <text:s/>1`</text:p>
      <text:p text:style-name="P34"><text:tab/>echo <text:s/>"d=" $d</text:p>
      <text:p text:style-name="P35"><text:span text:style-name="T9"><text:tab/>c</text:span><text:span text:style-name="T14">=`expr <text:s/>$d % 2`</text:span></text:p>
      <text:p text:style-name="P36"><text:tab/>echo <text:s/>“c= “ $c</text:p>
      <text:p text:style-name="P36"><text:tab/>e=`expr $d / 2`</text:p>
      <text:p text:style-name="P36"><text:tab/>echo <text:s/>“e=” $e</text:p>
      <text:p text:style-name="P17">Jos rezultatai:</text:p>
      <text:p text:style-name="P18">priskirtos reiksmes</text:p>
      <text:p text:style-name="P18"/>
      <text:p text:style-name="P18">a=12</text:p>
      <text:p text:style-name="P18"/>
      <text:p text:style-name="P18">s=2</text:p>
      <text:p text:style-name="P18"/>
      <text:p text:style-name="P18">d=25</text:p>
      <text:p text:style-name="P18"/>
      <text:p text:style-name="P18">c=1</text:p>
      <text:p text:style-name="P18"/>
      <text:p text:style-name="P18">e=25/2</text:p>
      <text:p text:style-name="P26"/>
      <text:p text:style-name="P14"><text:span text:style-name="T6">proc2c</text:span>:</text:p>
      <text:p text:style-name="P39"><text:soft-page-break/>#!/bin/csh</text:p>
      <text:p text:style-name="P41"><text:tab/><text:span text:style-name="T4">set <text:s/>a = 6</text:span></text:p>
      <text:p text:style-name="P40"><text:tab/>set <text:s/>s = 3</text:p>
      <text:p text:style-name="P40"><text:tab/>@ d = $a + $s</text:p>
      <text:p text:style-name="P40"><text:tab/>echo "d=" $d</text:p>
      <text:p text:style-name="P40"><text:tab/>@ e = $d * 2</text:p>
      <text:p text:style-name="P40"><text:tab/>echo "e=" $e</text:p>
      <text:p text:style-name="P14"><text:tab/>Paskelbkite procedūras <text:s/>vykdomomis ir jas įvykdykite.</text:p>
      <text:p text:style-name="P5">Jos rezultatas:</text:p>
      <text:p text:style-name="P6">d= 9 </text:p>
      <text:p text:style-name="P6">e= 18 </text:p>
      <text:p text:style-name="P6"><text:span text:style-name="T4">2)</text:span>Sudarykite procedūras <text:span text:style-name="T6">proc2_b</text:span> ir <text:span text:style-name="T6">proc2_c</text:span>, kurios atliktų šiuos veiksmus:</text:p>
      <text:p text:style-name="P6">Kintamajam s1 įveskite ir priskirkite reikšmę, sutampančią su Jūsų gimimo metais, , o kintamajam s2 – su Jūsų gimimo mėnesiu, s3 – su gimimo diena. Įvestas reikšmes atspausdinkite Po to padalinkite s1 iš s2, ir s1 <text:s/>iš s3 skaičiaus. Gaukite dalybos rezultatų sumą bei liekanų sandaugą.</text:p>
      <text:p text:style-name="P5">Jų tekstai bei rezultatai:</text:p>
      <text:p text:style-name="P5"/>
      <text:p text:style-name="P6">#!/bin/sh </text:p>
      <text:p text:style-name="P6"><text:s text:c="8"/>s1=1992 </text:p>
      <text:p text:style-name="P6"><text:s text:c="8"/>s2=9 </text:p>
      <text:p text:style-name="P6"><text:s text:c="8"/>s3=28 </text:p>
      <text:p text:style-name="P6"><text:s text:c="8"/>echo "s1="$s1 </text:p>
      <text:p text:style-name="P6"><text:s text:c="8"/>echo "s2="$s2 </text:p>
      <text:p text:style-name="P6"><text:s text:c="8"/>echo "s3="$s3 </text:p>
      <text:p text:style-name="P6"><text:s text:c="8"/>division12=`expr $s1 / $s2` </text:p>
      <text:p text:style-name="P6"><text:s text:c="8"/>division13=`expr $s1 / $s3` </text:p>
      <text:p text:style-name="P6"><text:s text:c="8"/>modulus12=`expr $s1 % $s2` </text:p>
      <text:p text:style-name="P6"><text:s text:c="8"/>modulus13=`expr $s1 % $s3` </text:p>
      <text:p text:style-name="P6"><text:s text:c="8"/>echo "division12="$division12 </text:p>
      <text:p text:style-name="P6"><text:s text:c="8"/>echo "division13="$division13 </text:p>
      <text:p text:style-name="P6"><text:s text:c="8"/>echo "modulus12="$modulus12 </text:p>
      <text:p text:style-name="P6"><text:s text:c="8"/>echo "modulus13="$modulus13 </text:p>
      <text:p text:style-name="P6"><text:s text:c="8"/>divisionSum=`expr $division12 + $division13` </text:p>
      <text:p text:style-name="P6"><text:s text:c="8"/>modulusMult=`expr $modulus12 \* $modulus13` </text:p>
      <text:p text:style-name="P6"><text:s text:c="8"/>echo "dalybos rezultatu suma = "$divisionSum </text:p>
      <text:p text:style-name="P6"><text:s text:c="8"/>echo "liekanu sandauga = "$modulusMult </text:p>
      <text:p text:style-name="P6"/>
      <text:p text:style-name="P6">s1=1992 </text:p>
      <text:p text:style-name="P6">s2=9 </text:p>
      <text:p text:style-name="P6">s3=28 </text:p>
      <text:p text:style-name="P6">division12=221 </text:p>
      <text:p text:style-name="P6">division13=71 </text:p>
      <text:p text:style-name="P6">modulus12=3 </text:p>
      <text:p text:style-name="P6">modulus13=4 </text:p>
      <text:p text:style-name="P6"><text:soft-page-break/>dalybos rezultatu suma = 292 </text:p>
      <text:p text:style-name="P6">liekanu sandauga = 12 </text:p>
      <text:p text:style-name="P6"/>
      <text:p text:style-name="P6"/>
      <text:p text:style-name="P6">#!/bin/csh </text:p>
      <text:p text:style-name="P6"><text:s text:c="8"/>set s1 = 1992 </text:p>
      <text:p text:style-name="P6"><text:s text:c="8"/>set s2 = 9 </text:p>
      <text:p text:style-name="P6"><text:s text:c="8"/>set s3 = 28 </text:p>
      <text:p text:style-name="P6"><text:s text:c="8"/>echo "s1="$s1 </text:p>
      <text:p text:style-name="P6"><text:s text:c="8"/>echo "s2="$s2 </text:p>
      <text:p text:style-name="P6"><text:s text:c="8"/>echo "s3="$s3 </text:p>
      <text:p text:style-name="P6"><text:s text:c="8"/>@ division12 = $s1 / $s2 </text:p>
      <text:p text:style-name="P6"><text:s text:c="8"/>@ division13 = $s1 / $s3 </text:p>
      <text:p text:style-name="P6"><text:s text:c="8"/>@ modulus12 = $s1 % $s2 </text:p>
      <text:p text:style-name="P6"><text:s text:c="8"/>@ modulus13 = $s1 % $s3 </text:p>
      <text:p text:style-name="P6"><text:s text:c="8"/>echo "division12 = "$division12 </text:p>
      <text:p text:style-name="P6"><text:s text:c="8"/>echo "division13 = "$division13 </text:p>
      <text:p text:style-name="P6"><text:s text:c="8"/>echo "modulus12 = "$modulus12 </text:p>
      <text:p text:style-name="P6"><text:s text:c="8"/>echo "modulus13 = "$modulus13 </text:p>
      <text:p text:style-name="P6"><text:s text:c="8"/>@ divisionSum = $division12 + $division13 </text:p>
      <text:p text:style-name="P6"><text:s text:c="8"/>@ modulusMult = $modulus12 * $modulus13 </text:p>
      <text:p text:style-name="P6"><text:s text:c="8"/>echo "dalybos rezultatu suma = "$divisionSum </text:p>
      <text:p text:style-name="P6"><text:s text:c="8"/>echo "liekanu sandauga = "$modulusMult </text:p>
      <text:p text:style-name="P6"/>
      <text:p text:style-name="P6">s1=1992 </text:p>
      <text:p text:style-name="P6">s2=9 </text:p>
      <text:p text:style-name="P6">s3=28 </text:p>
      <text:p text:style-name="P6">division12 = 221 </text:p>
      <text:p text:style-name="P6">division13 = 71 </text:p>
      <text:p text:style-name="P6">modulus12 = 3 </text:p>
      <text:p text:style-name="P6">modulus13 = 4 </text:p>
      <text:p text:style-name="P6">dalybos rezultatu suma = 292 </text:p>
      <text:p text:style-name="P6">liekanu sandauga = 12 </text:p>
      <text:list xml:id="list1411784146" text:style-name="WW8Num3">
        <text:list-item>
          <text:list>
            <text:list-item>
              <text:p text:style-name="P59">Procedūrų poziciniai argumentai</text:p>
            </text:list-item>
          </text:list>
        </text:list-item>
      </text:list>
      <text:p text:style-name="P32">Užduotis</text:p>
      <text:p text:style-name="P14"/>
      <text:p text:style-name="P14"><text:span text:style-name="T4">1) </text:span>Sudarykite procedūras <text:span text:style-name="T6">proc3b</text:span> ir <text:span text:style-name="T6">proc3c</text:span> <text:s/>kurios atspausdintų visus pateiktus argumentus ir nurodytų pateiktų argumentų kiekį.</text:p>
      <text:p text:style-name="P42">Pateikite procedūrų tekstus bei atsakymus:</text:p>
      <text:p text:style-name="P43">#!/bin/sh </text:p>
      <text:p text:style-name="P43"><text:s text:c="8"/>echo $* </text:p>
      <text:p text:style-name="P43"><text:s text:c="8"/>echo $# </text:p>
      <text:p text:style-name="P43"/>
      <text:p text:style-name="P43">#!/bin/csh </text:p>
      <text:p text:style-name="P43"><text:soft-page-break/><text:s text:c="8"/>echo $argv[*] </text:p>
      <text:p text:style-name="P43"><text:s text:c="8"/>echo $#argv </text:p>
      <text:p text:style-name="P43">Įvykdykite šias procedūras.</text:p>
      <text:p text:style-name="P44">Jų paleidimo komandos ir rezultatai:</text:p>
      <text:p text:style-name="P45">./proc3b a b c d </text:p>
      <text:p text:style-name="P45">a b c d </text:p>
      <text:p text:style-name="P45">4 </text:p>
      <text:p text:style-name="P45"/>
      <text:p text:style-name="P45">./proc3c a b c d </text:p>
      <text:p text:style-name="P45">a b c d </text:p>
      <text:p text:style-name="P45">4 </text:p>
      <text:p text:style-name="P16">2) Sudarykite procedūrą proc31b, į kurią įrašykite tokius veiksmus:</text:p>
      <text:p text:style-name="P16"/>
      <text:p text:style-name="P46">#!/bin/sh</text:p>
      <text:p text:style-name="P46">echo "poziciniai argumentai="$*</text:p>
      <text:p text:style-name="P46">a=$1$2</text:p>
      <text:p text:style-name="P46">echo "a=$a"</text:p>
      <text:p text:style-name="P46">$a</text:p>
      <text:p text:style-name="P47"><text:span text:style-name="T10">b=</text:span><text:span text:style-name="T2">`</text:span><text:span text:style-name="T10">$3$4</text:span><text:span text:style-name="T2">`</text:span><text:span text:style-name="T10"> <text:s text:c="2"/></text:span></text:p>
      <text:p text:style-name="P46">echo "b=$b"</text:p>
      <text:p text:style-name="P14"><text:tab/>Paskelbkite procedūrą vykdomąja ir ją įvykdykite taip:</text:p>
      <text:p text:style-name="P48">./proc31b <text:s text:c="3"/>p s i d</text:p>
      <text:p text:style-name="P5">Jos rezultatas:</text:p>
      <text:p text:style-name="P5">poziciniai argumentai=p s i d </text:p>
      <text:p text:style-name="P5">a=ps </text:p>
      <text:p text:style-name="P5"><text:s text:c="2"/>PID TTY <text:s text:c="8"/>TIME CMD </text:p>
      <text:p text:style-name="P5"><text:s/>6080 pts/23 <text:s text:c="5"/>0:00 proc31b </text:p>
      <text:p text:style-name="P5"><text:s/>6081 pts/23 <text:s text:c="5"/>0:00 ps </text:p>
      <text:p text:style-name="P5"><text:s/>5950 pts/23 <text:s text:c="5"/>0:00 bash </text:p>
      <text:p text:style-name="P5">b=uid=60406(taupet) gid=100(users) </text:p>
      <text:p text:style-name="P16"/>
      <text:p text:style-name="P16"><text:span text:style-name="T4">3)</text:span>Peržiūrėkite procedūrą <text:span text:style-name="T6"><text:s/>/var/lab/lab3/bsh9</text:span> <text:s text:c="3"/>ir ją įvykdykite.</text:p>
      <text:p text:style-name="P4">Rezultatai </text:p>
      <text:p text:style-name="P4">Argumentai 2013 m. kovas 21 d.,ketvirtadienis 00:25:50 EET </text:p>
      <text:p text:style-name="P4"/>
      <text:p text:style-name="P4">Argumentas 1: 2013 </text:p>
      <text:p text:style-name="P4">Argumentas 2: m. </text:p>
      <text:p text:style-name="P4">Argumentas 3: kovas </text:p>
      <text:p text:style-name="P4">Argumentas 4: 21 </text:p>
      <text:p text:style-name="P4"/>
      <text:p text:style-name="P4">m. kovas, 00:25:50 </text:p>
      <text:p text:style-name="P27"><text:span text:style-name="T11">9.3<text:tab/></text:span><text:span text:style-name="T5">Sąlyginės komandos</text:span></text:p>
      <text:p text:style-name="P32">Užduotis</text:p>
      <text:p text:style-name="P20"/>
      <text:p text:style-name="P14">1)Sudarykite procedūrą <text:span text:style-name="T6">proc4b</text:span>, į kurią įrašykite šias komandas:</text:p>
      <text:p text:style-name="P49"><text:soft-page-break/>#! /bin/sh</text:p>
      <text:p text:style-name="P49"><text:tab/>if test <text:s text:c="3"/>$# <text:s text:c="2"/>-gt <text:s text:c="2"/>1</text:p>
      <text:p text:style-name="P49"><text:tab/> then</text:p>
      <text:p text:style-name="P49"><text:tab/> <text:s text:c="4"/>echo ivesta daugiau nei vienas argumentas</text:p>
      <text:p text:style-name="P49"><text:tab/> <text:s text:c="4"/>echo argumentai yra $*</text:p>
      <text:p text:style-name="P49"><text:tab/> else</text:p>
      <text:p text:style-name="P49"><text:tab/> <text:s text:c="5"/>echo per mazai argumentu</text:p>
      <text:p text:style-name="P49"><text:tab/>fi</text:p>
      <text:p text:style-name="P14">Kokie veiksmai joje aprašyti:</text:p>
      <text:p text:style-name="P20">if sąlyga: tikrinama, ar bendras argumentų skaičius didesnis nei vienas. Jei taip: išvardinami argumentai. Jeigu 1 ir mažiau, išvedamas else sakinys.</text:p>
      <text:p text:style-name="P14"><text:span text:style-name="T4">2) </text:span>Sudarykite procedūrą <text:span text:style-name="T6">proc5c</text:span>:</text:p>
      <text:p text:style-name="P49">#! /bin/csh</text:p>
      <text:p text:style-name="P49"><text:tab/>if <text:s text:c="2"/>$#argv <text:s/>!= <text:s text:c="2"/>2 <text:s text:c="3"/>then</text:p>
      <text:p text:style-name="P49"><text:tab/> <text:s text:c="3"/>echo panaudoti $0 <text:s text:c="3"/>failas1 failas2</text:p>
      <text:p text:style-name="P49"><text:tab/> <text:s text:c="3"/>exit 1</text:p>
      <text:p text:style-name="P49"><text:tab/>else</text:p>
      <text:p text:style-name="P49"><text:tab/> <text:s text:c="3"/>cp $argv[1] <text:s text:c="2"/>$argv[2]</text:p>
      <text:p text:style-name="P49"><text:tab/>endif</text:p>
      <text:p text:style-name="P14">Kokie veiksmai joje aprašyti:</text:p>
      <text:p text:style-name="P20">Sąlygos sakinys: <text:s/>jeigu argumentų skaičius nelygus dviem:</text:p>
      <text:p text:style-name="P20"><text:tab/>išvedama komanda kartu su tekstu failas1 failas2, po to išeinama</text:p>
      <text:p text:style-name="P20"><text:tab/>priešingu atveju nukopijuojamas pirmas pozicinis argmumentas į antrojo direktoriją</text:p>
      <text:p text:style-name="P14">Užrašykite kreipimosi į šias procedūras komandas bei gaunamus rezultatus</text:p>
      <text:p text:style-name="P21">./proc5b proc1b proc1c </text:p>
      <text:p text:style-name="P21"/>
      <text:p text:style-name="P21">proc1b:</text:p>
      <text:p text:style-name="P21">#!/bin/sh </text:p>
      <text:p text:style-name="P21"/>
      <text:p text:style-name="P21">a1=studentai </text:p>
      <text:p text:style-name="P21">a2=' laba diena ' </text:p>
      <text:p text:style-name="P21">svente=' 2013 03 11' </text:p>
      <text:p text:style-name="P21">echo $a2 $a1 </text:p>
      <text:p text:style-name="P21">echo "su svente " $svente </text:p>
      <text:p text:style-name="P21">echo iveskite savo varda </text:p>
      <text:p text:style-name="P21">read vardas </text:p>
      <text:p text:style-name="P21">echo "su svente" $vardas </text:p>
      <text:p text:style-name="P21">echo iveskite tris skaicius </text:p>
      <text:p text:style-name="P21">read a b </text:p>
      <text:p text:style-name="P21">echo "ivesta a= " $a "ivesta b= " $b </text:p>
      <text:p text:style-name="P21"/>
      <text:p text:style-name="P21">proc1c:</text:p>
      <text:p text:style-name="P21">#!/bin/sh </text:p>
      <text:p text:style-name="P21"/>
      <text:p text:style-name="P21">a1=studentai </text:p>
      <text:p text:style-name="P21">a2=' laba diena ' </text:p>
      <text:p text:style-name="P21">svente=' 2013 03 11' </text:p>
      <text:p text:style-name="P21"><text:soft-page-break/>echo $a2 $a1 </text:p>
      <text:p text:style-name="P21">echo "su svente " $svente </text:p>
      <text:p text:style-name="P21">echo iveskite savo varda </text:p>
      <text:p text:style-name="P21">read vardas </text:p>
      <text:p text:style-name="P21">echo "su svente" $vardas </text:p>
      <text:p text:style-name="P21">echo iveskite tris skaicius </text:p>
      <text:p text:style-name="P21">read a b </text:p>
      <text:p text:style-name="P21">echo "ivesta a= " $a "ivesta b= " $b </text:p>
      <text:p text:style-name="P14"><text:span text:style-name="T4">3) </text:span>Sudarykite procedūrą <text:span text:style-name="T6">proc61c</text:span> ir <text:span text:style-name="T6">proc61b</text:span>, į kurias įrašykite komandas, kurios:<text:line-break/>patikrintų, ar yra pateiktas vienas argumentas, ar tai aplankas einamajame aplanke ir jei taip – atspausdintų to aplanko turinį.</text:p>
      <text:p text:style-name="P14">Pateikite procedūrų tekstą ir vykdymo komandą pritaikydami jos veikimą lab2 katalogui (argumentu turi būti nurodomas lab2 – todėl paleiskite šias procedūras būdami namų kataloge).:</text:p>
      <text:p text:style-name="P21">Paleidimo komanda:</text:p>
      <text:p text:style-name="P21">#!/bin/sh</text:p>
      <text:p text:style-name="P21"><text:s text:c="8"/>if test $# -ge 1</text:p>
      <text:p text:style-name="P21"><text:s text:c="8"/>then</text:p>
      <text:p text:style-name="P21"><text:s text:c="16"/>if test -d $1</text:p>
      <text:p text:style-name="P21"><text:s text:c="16"/>then</text:p>
      <text:p text:style-name="P21"><text:s text:c="24"/>ls $1</text:p>
      <text:p text:style-name="P21"><text:s text:c="16"/>fi</text:p>
      <text:p text:style-name="P21"><text:s text:c="8"/>fi</text:p>
      <text:p text:style-name="P21"/>
      <text:p text:style-name="P21">#!/bin/csh</text:p>
      <text:p text:style-name="P21"><text:s text:c="8"/>if $#argv &gt;= 1 then</text:p>
      <text:p text:style-name="P21"><text:s text:c="16"/>if -d $argv[1] then</text:p>
      <text:p text:style-name="P21"><text:s text:c="24"/>ls $argv[1]</text:p>
      <text:p text:style-name="P21"><text:s text:c="16"/>endif</text:p>
      <text:p text:style-name="P21"><text:s text:c="8"/>endif</text:p>
      <text:p text:style-name="P21"></text:p>
      <text:p text:style-name="P21">./lab2/proc61b lab2</text:p>
      <text:p text:style-name="P21">./lab2/proc61c lab2</text:p>
      <text:p text:style-name="P16">Rezultatai:</text:p>
      <text:p text:style-name="P16">awk1 <text:s text:c="10"/>awk2 <text:s text:c="10"/>klaidos2 <text:s text:c="6"/>proc <text:s text:c="10"/>proc1b <text:s text:c="8"/>proc2b <text:s text:c="8"/>proc4b <text:s text:c="8"/>proc61c <text:s text:c="7"/>procb71b</text:p>
      <text:p text:style-name="P16">awk11 <text:s text:c="9"/>awk3 <text:s text:c="10"/>nano.save <text:s text:c="5"/>proc_ps <text:s text:c="7"/>proc1c <text:s text:c="8"/>proc2c <text:s text:c="8"/>proc4b.save <text:s text:c="3"/>proc71b <text:s text:c="7"/>rez1</text:p>
      <text:p text:style-name="P16">awk12 <text:s text:c="9"/>c_shell_etenv <text:s/>nurodo, <text:s text:c="7"/>proc1 <text:s text:c="9"/>proc2 <text:s text:c="9"/>proc31b <text:s text:c="7"/>proc5b <text:s text:c="8"/>proc71c <text:s text:c="7"/>rez2</text:p>
      <text:p text:style-name="P16">awk13 <text:s text:c="9"/>core <text:s text:c="10"/>pirmas <text:s text:c="8"/>proc1_b <text:s text:c="7"/>proc2_b <text:s text:c="7"/>proc3b <text:s text:c="8"/>proc61b <text:s text:c="7"/>proc8b <text:s text:c="8"/>sort1</text:p>
      <text:p text:style-name="P16">awk14 <text:s text:c="9"/>klaidos1 <text:s text:c="6"/>preke <text:s text:c="9"/>proc1_c <text:s text:c="7"/>proc2_c <text:s text:c="7"/>proc3c <text:s text:c="8"/>proc61b.save <text:s text:c="2"/>proc8c <text:s text:c="8"/>sort2</text:p>
      <text:p text:style-name="P16"/>
      <text:p text:style-name="P16">awk1 <text:s text:c="10"/>awk2 <text:s text:c="10"/>klaidos2 <text:s text:c="6"/>proc <text:s text:c="10"/>proc1b <text:s text:c="8"/>proc2b <text:s text:c="8"/>proc4b <text:s text:c="8"/>proc61c <text:s text:c="7"/>procb71b</text:p>
      <text:p text:style-name="P16">awk11 <text:s text:c="9"/>awk3 <text:s text:c="10"/>nano.save <text:s text:c="5"/>proc_ps <text:s text:c="7"/>proc1c <text:s text:c="8"/>proc2c <text:s text:c="8"/>proc4b.save <text:s text:c="3"/>proc71b <text:s text:c="7"/>rez1</text:p>
      <text:p text:style-name="P16"><text:soft-page-break/>awk12 <text:s text:c="9"/>c_shell_etenv <text:s/>nurodo, <text:s text:c="7"/>proc1 <text:s text:c="9"/>proc2 <text:s text:c="9"/>proc31b <text:s text:c="7"/>proc5b <text:s text:c="8"/>proc71c <text:s text:c="7"/>rez2</text:p>
      <text:p text:style-name="P16">awk13 <text:s text:c="9"/>core <text:s text:c="10"/>pirmas <text:s text:c="8"/>proc1_b <text:s text:c="7"/>proc2_b <text:s text:c="7"/>proc3b <text:s text:c="8"/>proc61b <text:s text:c="7"/>proc8b <text:s text:c="8"/>sort1</text:p>
      <text:p text:style-name="P16">awk14 <text:s text:c="9"/>klaidos1 <text:s text:c="6"/>preke <text:s text:c="9"/>proc1_c <text:s text:c="7"/>proc2_c <text:s text:c="7"/>proc3c <text:s text:c="8"/>proc61b.save <text:s text:c="2"/>proc8c <text:s text:c="8"/>sort2</text:p>
      <text:p text:style-name="P19">4) Sudarykite procedūrą <text:span text:style-name="T6">proc62c</text:span> ir <text:span text:style-name="T6">proc62b</text:span>, į kurias įrašykite komandas, kurios:<text:line-break/>patikrintų, ar yra pateiktas vienas argumentas, ar tai failas einamajame aplanke ir jei taip – paklaustų, ar reikia jį parodyti: jei įvedama „T“ raidė – failo turinys rodomas, o jei “N“ – nerodomas.</text:p>
      <text:p text:style-name="P14">Pateikite procedūrų tekstą ir vykdymo komandą.:</text:p>
      <text:p text:style-name="P20">#!/bin/sh</text:p>
      <text:p text:style-name="P20"><text:s text:c="8"/>if test $# -ge 1</text:p>
      <text:p text:style-name="P20"><text:s text:c="8"/>then </text:p>
      <text:p text:style-name="P20"><text:s text:c="16"/>if test -r $1</text:p>
      <text:p text:style-name="P20"><text:s text:c="16"/>then</text:p>
      <text:p text:style-name="P20"><text:s text:c="24"/>echo "Parodyti Faila?"</text:p>
      <text:p text:style-name="P20"><text:s text:c="24"/>read Tk</text:p>
      <text:p text:style-name="P20"><text:s text:c="24"/>if test $Tk -eq 'T'</text:p>
      <text:p text:style-name="P20"><text:s text:c="24"/>then</text:p>
      <text:p text:style-name="P20"><text:s text:c="32"/>cat $1</text:p>
      <text:p text:style-name="P20"><text:s text:c="24"/>fi</text:p>
      <text:p text:style-name="P20"><text:s text:c="16"/>fi</text:p>
      <text:p text:style-name="P20"><text:s text:c="8"/>fi</text:p>
      <text:p text:style-name="P20"/>
      <text:p text:style-name="P20">./proc62b proc62b</text:p>
      <text:p text:style-name="P20"/>
      <text:p text:style-name="P20">#!/bin/csh</text:p>
      <text:p text:style-name="P20"><text:s text:c="8"/>if $#argv &gt;= 1 then</text:p>
      <text:p text:style-name="P20"><text:s text:c="16"/>if -r $argv[1] then</text:p>
      <text:p text:style-name="P20"><text:s text:c="24"/>echo "Parodyti faila (T/N)?"</text:p>
      <text:p text:style-name="P20"><text:s text:c="24"/>set Tk = $&lt;</text:p>
      <text:p text:style-name="P20"><text:s text:c="24"/>if $Tk == "T" then</text:p>
      <text:p text:style-name="P20"><text:s text:c="32"/>cat $argv[1]</text:p>
      <text:p text:style-name="P20"><text:s text:c="24"/>endif</text:p>
      <text:p text:style-name="P20"><text:s text:c="16"/>endif</text:p>
      <text:p text:style-name="P20"><text:s text:c="8"/>endif</text:p>
      <text:p text:style-name="P20"/>
      <text:p text:style-name="P20">./proc62c proc62c</text:p>
      <text:p text:style-name="P14"><text:span text:style-name="T4">5)</text:span>Sudarykite procedūrą <text:span text:style-name="T6">proc63c</text:span> ir <text:span text:style-name="T6">proc63b</text:span>, į kurias įrašykite komandas, kurios:</text:p>
      <text:p text:style-name="P51">a) patikrintų ar komandinėje eilutėje yra nurodyti du argumentai,</text:p>
      <text:p text:style-name="P51">b) nustatytų, ar pirmasis argumentas yra katalogas,</text:p>
      <text:p text:style-name="P51">c) nustatytų, ar antras argumentas yra failas,</text:p>
      <text:p text:style-name="P50">d) jei šios sąlygos tenkinamos, tai komanda <text:span text:style-name="T6">cp</text:span> perkeltų failą į nurodytą katalogą,<text:line-break/> o jei perkėlimas negalimas – spausdintų priežastį, kodėl tai nepavyko.</text:p>
      <text:p text:style-name="P14">Pateikite procedūrų tekstą ir vykdymo komandą.:</text:p>
      <text:p text:style-name="P57">#!/bin/sh</text:p>
      <text:p text:style-name="P57"><text:s text:c="8"/>if test $# -eq 2</text:p>
      <text:p text:style-name="P57"><text:soft-page-break/><text:s text:c="8"/>then</text:p>
      <text:p text:style-name="P57"><text:s text:c="16"/>if test -d $1</text:p>
      <text:p text:style-name="P57"><text:s text:c="16"/>then</text:p>
      <text:p text:style-name="P57"><text:s text:c="24"/>if test -f $2</text:p>
      <text:p text:style-name="P57"><text:s text:c="24"/>then</text:p>
      <text:p text:style-name="P57"><text:s text:c="32"/>cp $2 $1</text:p>
      <text:p text:style-name="P57"><text:s text:c="24"/>fi</text:p>
      <text:p text:style-name="P57"><text:s text:c="16"/>fi</text:p>
      <text:p text:style-name="P57"><text:s text:c="8"/>fi</text:p>
      <text:p text:style-name="P57"/>
      <text:p text:style-name="P57">./proc63b testDir proc63b</text:p>
      <text:p text:style-name="P57"/>
      <text:p text:style-name="P57">#!/bin/csh</text:p>
      <text:p text:style-name="P57"><text:s text:c="8"/>if $#argv == 2 then</text:p>
      <text:p text:style-name="P57"><text:s text:c="16"/>if -d $1 then</text:p>
      <text:p text:style-name="P57"><text:s text:c="24"/>if -f $2 then</text:p>
      <text:p text:style-name="P57"><text:s text:c="32"/>cp $2 $1</text:p>
      <text:p text:style-name="P57"><text:s text:c="24"/>endif</text:p>
      <text:p text:style-name="P57"><text:s text:c="16"/>endif</text:p>
      <text:p text:style-name="P57"><text:s text:c="8"/>endif</text:p>
      <text:p text:style-name="P57"/>
      <text:p text:style-name="P57">./proc63c testDir proc63c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Batang" svg:font-family="Batang, 바탕"/>
    <style:font-face style:name="Lohit Hindi1" svg:font-family="'Lohit Hindi'"/>
    <style:font-face style:name="Courier New" svg:font-family="'Courier New'" style:font-family-generic="modern"/>
    <style:font-face style:name="MS Mincho" svg:font-family="'MS Mincho', 'Arial Unicode MS'" style:font-family-generic="roman"/>
    <style:font-face style:name="Lohit Hindi2" svg:font-family="'Lohit Hind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lt" fo:country="LT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n" fo:country="US" style:font-name-asian="MS Mincho" style:font-size-asian="12pt" style:language-asian="ja" style:country-asian="JP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weight="bold" style:letter-kerning="true" style:font-weight-asian="bold" style:font-name-complex="Arial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8Num2z0" style:family="text">
      <style:text-properties style:font-name="Times New Roman" fo:font-size="11pt" style:font-name-asian="Times New Roman" style:font-size-asian="11pt" style:font-name-complex="Times New Roman"/>
    </style:style>
    <style:style style:name="WW8Num4z0" style:family="text">
      <style:text-properties style:font-name="Wingdings" style:font-name-complex="Wingdings"/>
    </style:style>
    <style:style style:name="Absatz-Standardschriftart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 text:start-value="9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0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 text:start-value="9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enkioliktas užsiėmimas</dc:title>
    <meta:initial-creator>USER</meta:initial-creator>
    <meta:creation-date>2013-02-25T10:19:00</meta:creation-date>
    <dc:creator>Tautvydas </dc:creator>
    <dc:date>2013-03-25T00:33:25</dc:date>
    <meta:editing-cycles>10</meta:editing-cycles>
    <meta:editing-duration>PT3H13M46S</meta:editing-duration>
    <meta:generator>LibreOffice/3.5$Linux_X86_64 LibreOffice_project/350m1$Build-2</meta:generator>
    <meta:document-statistic meta:table-count="3" meta:image-count="0" meta:object-count="0" meta:page-count="10" meta:paragraph-count="392" meta:word-count="1696" meta:character-count="12999" meta:non-whitespace-character-count="9473"/>
    <meta:user-defined meta:name="Info 1"/>
    <meta:user-defined meta:name="Info 2"/>
    <meta:user-defined meta:name="Info 3"/>
    <meta:user-defined meta:name="Info 4"/>
  </office:meta>
</office:document-meta>
</file>